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1aea3" officeooo:paragraph-rsid="0001aea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2b719" officeooo:paragraph-rsid="0002b719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212529" loext:opacity="100%" fo:font-size="12pt" officeooo:rsid="0002b719" officeooo:paragraph-rsid="0002b719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5aa66" officeooo:paragraph-rsid="0005aa66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5aa66" officeooo:paragraph-rsid="0005aa66" style:font-size-asian="12pt" style:font-size-complex="12pt"/>
    </style:style>
    <style:style style:name="P11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5cda2" officeooo:paragraph-rsid="0005cda2" style:font-size-asian="12pt" style:font-size-complex="12pt"/>
    </style:style>
    <style:style style:name="T1" style:family="text">
      <style:text-properties officeooo:rsid="0002b719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02b719"/>
    </style:style>
    <style:style style:name="T4" style:family="text">
      <style:text-properties style:use-window-font-color="true" loext:opacity="0%" officeooo:rsid="0005aa66"/>
    </style:style>
    <style:style style:name="T5" style:family="text">
      <style:text-properties officeooo:rsid="0003bc97"/>
    </style:style>
    <style:style style:name="T6" style:family="text">
      <style:text-properties officeooo:rsid="0005aa6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B1" office:value-type="float" office:value="50">
            <text:p text:style-name="P4">50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5">Backend <text:span text:style-name="T3">Sources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7">Das Datenmodell soll umgebaut werden um für einen Essential <text:span text:style-name="T5">S</text:span>kill mehrere <text:span text:style-name="T6">Bewertungsquellen (Sources) anlegen zu können </text:span>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4027383771" text:style-name="WWNum1">
              <text:list-item>
                <text:p text:style-name="P9">Nutzer*innen sind in der Lage <text:span text:style-name="T4">für einen Essential Skill eine Source anzulegen</text:span></text:p>
              </text:list-item>
              <text:list-item>
                <text:p text:style-name="P10"><text:span text:style-name="T2">Nutzer*innen sind in der Lage eine Source ohne Bewertung zu entfernen</text:span></text:p>
              </text:list-item>
              <text:list-item>
                <text:p text:style-name="P11"><text:span text:style-name="T2">Elemente des Backends, welche bisher von Essential Skills abhängen, sollen nun von Sources abhäng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5"><text:span text:style-name="T1">13</text:span> Story Points</text:p>
          </table:table-cell>
        </table:table-row>
        <table:table-row table:style-name="Tabelle1.1">
          <table:table-cell table:style-name="Tabelle1.A2" office:value-type="string">
            <text:p text:style-name="P2">Entwickler:</text:p>
            <text:p text:style-name="P2"/>
          </table:table-cell>
          <table:table-cell table:style-name="Tabelle1.A2" office:value-type="string">
            <text:p text:style-name="P5">Maximilian Stillger, <text:span text:style-name="T1">Dennis Weinberger</text:span>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6">7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24">
            <text:p text:style-name="P6">24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5">0.54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8">An mehreren Stellen im Datenmodell muss die Identifikation von Elementen umgelegt werden (CSGs, verschiedene Function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7</meta:editing-cycles>
    <meta:creation-date>2021-03-21T10:07:00</meta:creation-date>
    <dc:date>2021-03-24T16:55:08.982000000</dc:date>
    <meta:editing-duration>PT12M7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2" meta:word-count="101" meta:character-count="729" meta:non-whitespace-character-count="6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